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2">
      <style:text-properties style:text-underline-style="solid" style:text-underline-width="auto" style:text-underline-color="font-color"/>
    </style:style>
    <style:style style:name="P3" style:family="paragraph" style:parent-style-name="Text_20_body">
      <style:paragraph-properties fo:margin-top="0in" fo:margin-bottom="0in" style:contextual-spacing="false"/>
      <style:text-properties officeooo:paragraph-rsid="0017ebf2"/>
    </style:style>
    <style:style style:name="P4" style:family="paragraph" style:parent-style-name="Text_20_body">
      <style:paragraph-properties fo:margin-top="0in" fo:margin-bottom="0in" style:contextual-spacing="false"/>
      <style:text-properties fo:font-style="italic" officeooo:paragraph-rsid="0017ebf2" style:font-style-asian="italic" style:font-style-complex="italic"/>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fo:font-size="14pt" fo:font-weight="bold" officeooo:paragraph-rsid="0017ebf2" style:font-size-asian="14pt" style:font-weight-asian="bold" style:font-size-complex="14pt" style:font-weight-complex="bold"/>
    </style:style>
    <style:style style:name="P7" style:family="paragraph" style:parent-style-name="Text_20_body">
      <style:paragraph-properties fo:margin-top="0in" fo:margin-bottom="0in" style:contextual-spacing="false"/>
      <style:text-properties fo:font-size="13pt" fo:font-weight="bold" officeooo:paragraph-rsid="0017ebf2" style:font-size-asian="13pt" style:font-weight-asian="bold" style:font-size-complex="13pt" style:font-weight-complex="bold"/>
    </style:style>
    <style:style style:name="P8" style:family="paragraph" style:parent-style-name="Text_20_body">
      <style:paragraph-properties fo:margin-top="0in" fo:margin-bottom="0in" style:contextual-spacing="false"/>
      <style:text-properties fo:font-style="italic" style:font-style-asian="italic" style:font-style-complex="italic"/>
    </style:style>
    <style:style style:name="P9" style:family="paragraph" style:parent-style-name="Text_20_body">
      <style:paragraph-properties fo:margin-top="0in" fo:margin-bottom="0in" style:contextual-spacing="false"/>
      <style:text-properties fo:font-weight="bold" style:font-weight-asian="bold" style:font-weight-complex="bold"/>
    </style:style>
    <style:style style:name="P10" style:family="paragraph" style:parent-style-name="Text_20_body">
      <style:paragraph-properties fo:margin-top="0in" fo:margin-bottom="0in" style:contextual-spacing="false"/>
      <style:text-properties fo:font-size="14pt" fo:font-style="normal" fo:font-weight="bold" officeooo:paragraph-rsid="0017ebf2" style:font-size-asian="14pt" style:font-style-asian="normal" style:font-weight-asian="bold" style:font-size-complex="14pt" style:font-style-complex="normal" style:font-weight-complex="bold"/>
    </style:style>
    <style:style style:name="P11" style:family="paragraph" style:parent-style-name="Text_20_body">
      <style:paragraph-properties fo:margin-top="0in" fo:margin-bottom="0in" style:contextual-spacing="false"/>
      <style:text-properties fo:font-style="normal" fo:font-weight="bold" style:font-style-asian="normal" style:font-weight-asian="bold" style:font-style-complex="normal" style:font-weight-complex="bold"/>
    </style:style>
    <style:style style:name="P12" style:family="paragraph" style:parent-style-name="Heading_20_4">
      <style:text-properties fo:font-size="14pt" style:font-size-asian="14pt" style:font-size-complex="14pt"/>
    </style:style>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1"/>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5"/>
    <style:style style:name="P23" style:family="paragraph" style:parent-style-name="Text_20_body">
      <style:paragraph-properties fo:margin-left="0in" fo:margin-right="0in" fo:line-height="150%" fo:text-indent="0in" style:auto-text-indent="false"/>
    </style:style>
    <style:style style:name="P24" style:family="paragraph" style:parent-style-name="Text_20_body">
      <style:paragraph-properties fo:margin-left="0in" fo:margin-right="0in" fo:line-height="150%" fo:text-indent="0in" style:auto-text-indent="false"/>
      <style:text-properties officeooo:paragraph-rsid="0017ebf2"/>
    </style:style>
    <style:style style:name="P25" style:family="paragraph" style:parent-style-name="Text_20_body">
      <style:paragraph-properties fo:margin-top="0in" fo:margin-bottom="0in" style:contextual-spacing="false"/>
      <style:text-properties fo:font-size="18pt" fo:font-style="normal" style:text-underline-style="solid" style:text-underline-width="auto" style:text-underline-color="font-color" fo:font-weight="bold" officeooo:rsid="0017ebf2" officeooo:paragraph-rsid="0017ebf2" style:font-size-asian="15.75pt" style:font-style-asian="normal" style:font-weight-asian="bold" style:font-size-complex="18pt" style:font-style-complex="normal" style:font-weight-complex="bold"/>
    </style:style>
    <style:style style:name="P26" style:family="paragraph" style:parent-style-name="Text_20_body">
      <style:text-properties fo:font-style="italic" officeooo:paragraph-rsid="0017ebf2" style:font-style-asian="italic" style:font-style-complex="italic"/>
    </style:style>
    <style:style style:name="T1" style:family="text">
      <style:text-properties fo:font-size="16pt" style:font-size-asian="16pt" style:font-size-complex="16pt"/>
    </style:style>
    <style:style style:name="T2" style:family="text">
      <style:text-properties fo:font-size="16pt" officeooo:rsid="0017ebf2" style:font-size-asian="16pt" style:font-size-complex="16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7ebf2" style:font-size-asian="14pt" style:font-weight-asian="bold" style:font-size-complex="14pt" style:font-weight-complex="bold"/>
    </style:style>
    <style:style style:name="T5" style:family="text">
      <style:text-properties officeooo:rsid="0017ebf2"/>
    </style:style>
    <style:style style:name="T6" style:family="text">
      <style:text-properties fo:font-size="13pt" style:font-size-asian="13pt" style:font-size-complex="13pt"/>
    </style:style>
    <style:style style:name="T7"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EGE JOHN MAXWELL</text:h>
      <text:p text:style-name="P1"><text:span text:style-name="T1">Aspiring Cybersecurity Engineer &amp; Fullstack Develope</text:span><text:span text:style-name="T2">r</text:span></text:p>
      <text:h text:style-name="P2" text:outline-level="2">Professional Summary</text:h>
      <text:p text:style-name="Text_20_body">Passionate Information Technology student with a strong foundation in cybersecurity, software development, and system administration. Currently pursuing a Bachelor's degree at JKUAT while actively expanding technical skills through the Power Learn Project (PLP) and Try Hack Me (thm). Demonstrated expertise in Linux systems, Python programming, and security fundamentals through practical projects. Combines technical prowess with creative thinking, evidenced by proficiency in pencil drawing and innovative problem-solving approaches. Seeking opportunities to contribute to cybersecurity initiatives while building towards the goal of establishing a security consulting firm. </text:p>
      <text:h text:style-name="P2" text:outline-level="2">Education</text:h>
      <text:p text:style-name="P3"><text:span text:style-name="T3">Power Learn Project <text:s/></text:span><text:span text:style-name="T4">Academy</text:span><text:span text:style-name="T5"><text:tab/><text:tab/><text:tab/><text:tab/><text:tab/></text:span></text:p>
      <text:p text:style-name="P4">10th July 2025 - Present</text:p>
      <text:p text:style-name="P5">• Comprehensive full-stack development training<text:line-break/>• Focus on modern web technologies and frameworks<text:line-break/>• Collaborative project development and version control<text:line-break/>• Industry-standard development practices </text:p>
      <text:p text:style-name="P5"/>
      <text:p text:style-name="P6">Jomo Kenyatta University of Agriculture and Technology (JKUAT)</text:p>
      <text:p text:style-name="P6"><text:span text:style-name="T6">Bachelor of Science in Information Technology</text:span><text:tab/></text:p>
      <text:p text:style-name="P4">26th Aug 2024 - Present</text:p>
      <text:p text:style-name="P5">• Specializing in Cybersecurity and Network Security<text:line-break/>• Software Engineering and Database Management coursework<text:line-break/>• Active member of IT Student Association<text:line-break/>• Regular participant in over the wire games and catch the flag challenges </text:p>
      <text:p text:style-name="P5"/>
      <text:p text:style-name="P6">Nyeri High School</text:p>
      <text:p text:style-name="P7">Kenya Certificate of Secondary Education (KCSE)</text:p>
      <text:p text:style-name="P8">13th Jan 2020 - 24th Nov 2023</text:p>
      <text:p text:style-name="P9">Grade: B+ (73 points)</text:p>
      <text:p text:style-name="P5">• Straight A's in Mathematics and Physics<text:line-break/>• Science Fair Certificate recipient<text:line-break/>• Secretary of the Debate Club<text:line-break/>• Active in Chess and Badminton clubs </text:p>
      <text:p text:style-name="P5"/>
      <text:p text:style-name="P10">Kibutha Mixed Day and Boarding Primary School</text:p>
      <text:p text:style-name="P7"><text:soft-page-break/>Kenya Certificate of Primary Education (KCPE)</text:p>
      <text:p text:style-name="P8">7th Jan 2015 - 6th Nov 2019</text:p>
      <text:p text:style-name="P11">Marks: 379</text:p>
      <text:p text:style-name="Text_20_body">• Strong foundation in Mathematics and Science<text:line-break/>• Remarkable class prefect<text:line-break/>• Active participant in art class </text:p>
      <text:h text:style-name="P2" text:outline-level="2">Technical Skills</text:h>
      <text:h text:style-name="P12" text:outline-level="4">Programming Languages</text:h>
      <text:list text:style-name="L1">
        <text:list-item>
          <text:p text:style-name="P13">Python </text:p>
        </text:list-item>
        <text:list-item>
          <text:p text:style-name="P13">JavaScript </text:p>
        </text:list-item>
        <text:list-item>
          <text:p text:style-name="P13">HTML5 </text:p>
        </text:list-item>
        <text:list-item>
          <text:p text:style-name="P13">CSS </text:p>
        </text:list-item>
        <text:list-item>
          <text:p text:style-name="P14">Rust </text:p>
        </text:list-item>
      </text:list>
      <text:h text:style-name="P12" text:outline-level="4">Cybersecurity</text:h>
      <text:list text:style-name="L2">
        <text:list-item>
          <text:p text:style-name="P15">Penetration Testing </text:p>
        </text:list-item>
        <text:list-item>
          <text:p text:style-name="P15">Cloud Security </text:p>
        </text:list-item>
        <text:list-item>
          <text:p text:style-name="P15">Linux Servers </text:p>
        </text:list-item>
        <text:list-item>
          <text:p text:style-name="P15">CompTIA Security + </text:p>
        </text:list-item>
        <text:list-item>
          <text:p text:style-name="P16">CompTIA A + </text:p>
        </text:list-item>
      </text:list>
      <text:h text:style-name="P12" text:outline-level="4">Systems &amp; Tools</text:h>
      <text:list text:style-name="L3">
        <text:list-item>
          <text:p text:style-name="P17">Ubuntu </text:p>
        </text:list-item>
        <text:list-item>
          <text:p text:style-name="P17">Git &amp; GitHub </text:p>
        </text:list-item>
        <text:list-item>
          <text:p text:style-name="P17">Bash </text:p>
        </text:list-item>
        <text:list-item>
          <text:p text:style-name="P17">Virtual Machines </text:p>
        </text:list-item>
        <text:list-item>
          <text:p text:style-name="P18">Amazon Web Services </text:p>
        </text:list-item>
      </text:list>
      <text:h text:style-name="P12" text:outline-level="4">Creative Skills</text:h>
      <text:list text:style-name="L4">
        <text:list-item>
          <text:p text:style-name="P19">Pencil Drawing </text:p>
        </text:list-item>
        <text:list-item>
          <text:p text:style-name="P19">Digital Art </text:p>
        </text:list-item>
        <text:list-item>
          <text:p text:style-name="P19">Chess </text:p>
        </text:list-item>
        <text:list-item>
          <text:p text:style-name="P19">UI/UX Design </text:p>
        </text:list-item>
        <text:list-item>
          <text:p text:style-name="P20">Problem Solving </text:p>
        </text:list-item>
      </text:list>
      <text:h text:style-name="P2" text:outline-level="2"><text:soft-page-break/>Projects &amp; Achievements</text:h>
      <text:h text:style-name="P12" text:outline-level="4">OverTheWire Bandit Completion</text:h>
      <text:p text:style-name="Text_20_body">Successfully completed the entire Bandit wargame series, demonstrating proficiency in Linux command-line operations, file system navigation, <text:span text:style-name="T5">file manipulation </text:span>and basic cryptography concepts. </text:p>
      <text:h text:style-name="P12" text:outline-level="4">Python Game Development</text:h>
      <text:p text:style-name="Text_20_body">Developed interactive games including Rock, Paper, Scissors with clean user interfaces, game logic implementation, and proper error handling.</text:p>
      <text:p text:style-name="Text_20_body">Python Game Development </text:p>
      <text:h text:style-name="P12" text:outline-level="4">Calculator Application</text:h>
      <text:p text:style-name="Text_20_body">Built a functional calculator with comprehensive arithmetic operations, exception handling, and user-friendly interface design.</text:p>
      <text:p text:style-name="Text_20_body">Python Mathematics </text:p>
      <text:h text:style-name="P12" text:outline-level="4">Portfolio Website</text:h>
      <text:p text:style-name="Text_20_body">Designed and developed a responsive portfolio website showcasing technical skills, projects, and professional experience using modern web technologies.</text:p>
      <text:p text:style-name="Text_20_body">HTML5 CSS3 Responsive Design </text:p>
      <text:h text:style-name="P2" text:outline-level="2">Key Achievements</text:h>
      <text:list text:style-name="L5">
        <text:list-item>
          <text:p text:style-name="P21">Completed OverTheWire Bandit cybersecurity challenges </text:p>
        </text:list-item>
        <text:list-item>
          <text:p text:style-name="P21">Active participant in PLP Software Development Program </text:p>
        </text:list-item>
        <text:list-item>
          <text:p text:style-name="P21">Developed multiple Python applications with clean architecture </text:p>
        </text:list-item>
        <text:list-item>
          <text:p text:style-name="P21">Proficient in Ubuntu Linux system administration </text:p>
        </text:list-item>
        <text:list-item>
          <text:p text:style-name="P21">Strong foundation in CompTIA A+ certification concepts </text:p>
        </text:list-item>
        <text:list-item>
          <text:p text:style-name="P21">Creative portfolio combining technical and artistic skills </text:p>
        </text:list-item>
        <text:list-item>
          <text:p text:style-name="P22">Excellent academic performance in mathematics and sciences </text:p>
        </text:list-item>
      </text:list>
      <text:h text:style-name="P2" text:outline-level="2">Career Objectives</text:h>
      <text:p text:style-name="Text_20_body">Aspiring to become a leading cybersecurity expert with deep technical knowledge and strong communication skills. My immediate goal is to gain hands-on experience in penetration testing, cloud security, and secure software development. Long-term vision includes establishing "lux!d," a cybersecurity consulting firm that provides innovative security solutions and educational content to help organizations build robust digital defenses. I aim to bridge the gap between complex security concepts and practical implementation, making cybersecurity accessible and understandable for businesses of all sizes. </text:p>
      <text:h text:style-name="P2" text:outline-level="2"><text:soft-page-break/>Interests</text:h>
      <text:h text:style-name="Heading_20_4" text:outline-level="4"><text:span text:style-name="T7">Cybersecurity</text:span></text:h>
      <text:p text:style-name="P23">Passionate about ethical hacking, vulnerability assessment, and developing secure coding practices.</text:p>
      <text:h text:style-name="P12" text:outline-level="4">Cloud Security</text:h>
      <text:p text:style-name="P23">Exploring AWS and Azure security models, DevSecOps practices, and cloud infrastructure protection.</text:p>
      <text:h text:style-name="P12" text:outline-level="4">AI in Security</text:h>
      <text:p text:style-name="P23">Interested in machine learning applications for threat detection and automated security responses.</text:p>
      <text:h text:style-name="P12" text:outline-level="4">Digital Art</text:h>
      <text:p text:style-name="P24">Combining artistic creativity with technical skills to create intuitive and beautiful user experiences.</text:p>
      <text:p text:style-name="P25">Contact</text:p>
      <text:p text:style-name="P4"><text:span text:style-name="T5">e-mail<text:tab/><text:tab/>-<text:tab/></text:span>c.johnmaxwell.m@gmail.com </text:p>
      <text:p text:style-name="P4"><text:span text:style-name="T5">LinkedIn <text:tab/>-<text:tab/></text:span>linkedin.com/in/john-maxwell-71baa6324 </text:p>
      <text:p text:style-name="P4"><text:span text:style-name="T5">GitHub<text:tab/>-<text:tab/></text:span>github.com/c-johnmaxwell </text:p>
      <text:p text:style-name="P26"><text:s/><text:span text:style-name="T5">Location<text:tab/>-<text:tab/></text:span>Juja, Keny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21:40:43.236332869</meta:creation-date>
    <dc:date>2025-08-03T22:06:23.065893405</dc:date>
    <meta:editing-duration>PT25M40S</meta:editing-duration>
    <meta:editing-cycles>2</meta:editing-cycles>
    <meta:generator>LibreOffice/25.2.4.3$Linux_X86_64 LibreOffice_project/520$Build-3</meta:generator>
    <meta:document-statistic meta:table-count="0" meta:image-count="0" meta:object-count="0" meta:page-count="4" meta:paragraph-count="83" meta:word-count="634" meta:character-count="4670" meta:non-whitespace-character-count="4095"/>
  </office:meta>
</office:document-meta>
</file>